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53e9d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53e9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53e9d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53e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paragraph-rsid="00053e9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53e9d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053e9d" officeooo:paragraph-rsid="00053e9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65ad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2cdbc"/>
    </style:style>
    <style:style style:name="T2" style:family="text">
      <style:text-properties officeooo:rsid="0003de3f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53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8">Restituzione Cauzione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6">Iniziato da: <text:span text:style-name="T1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6">L'utente accede al sistema e viene riconosciuto come <text:span text:style-name="T1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7"/>
            <text:p text:style-name="P9">1. <text:span text:style-name="T1">Accede alla sezione </text:span><text:span text:style-name="T5">restituzione cauzione</text:span>.</text:p>
            <text:p text:style-name="P9"/>
            <text:p text:style-name="P9">2.<text:span text:style-name="T1"> </text:span><text:span text:style-name="T5">Inserisce i dati dell'utente che deve ricevere il rimborso della cauzione</text:span><text:span text:style-name="T1">. <text:s text:c="2"/></text:span></text:p>
            <text:p text:style-name="P9"><text:span text:style-name="T1"/></text:p>
            <text:p text:style-name="P9">3 <text:span text:style-name="T5">Sottomette i dati al sistema</text:span>.<text:line-break/><text:span text:style-name="T1"> </text:span><text:span text:style-name="T2"><text:s text:c="3"/></text:span><text:span text:style-name="T5">4. Il sistema mostra un messaggio di conferma.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6">In caso di successo Il sistema mostra <text:span text:style-name="T1">un messaggio </text:span><text:span text:style-name="T2">di conferma.</text:span></text:p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3">Nel caso di un errore utente, il sistema mostra all’utente un </text:span><text:span text:style-name="T4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6"><text:span text:style-name="T1">Il Direttore o l'Impiegato devono ricevere un messaggio di conferma in meno di 10 secondi </text:span><text:span text:style-name="T2">dalla sottomissione dei dati.</text:span></text:p>
          </table:table-cell>
        </table:table-row>
      </table:table>
      <text:p text:style-name="P1">UC<text:span text:style-name="T5">4</text:span>: <text:span text:style-name="T1">Il Direttore o l'impiegato </text:span><text:span text:style-name="T5">restituiscono la cau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49:16.69</meta:creation-date>
    <dc:date>2012-10-18T18:04:05.43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23" meta:character-count="826" meta:non-whitespace-character-count="713"/>
  </office:meta>
</office:document-meta>
</file>